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OrgBulletedList"/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Heading_20_1" text:outline-level="1"><text:bookmark-start text:name="OrgXref.org58ac0ed"/><text:bookmark text:name="org58ac0ed"/>Runaway Train: <text:bookmark-end text:name="OrgXref.org58ac0ed"/>"Call you up in the middle of the night" </text:h>
      <text:p text:style-name="Text_20_body">Whatever, works on eadgbe or baritone </text:p>
      <text:list xml:id="list7780374053942145130" text:style-name="OrgBulletedList">
        <text:list-item>
          <text:p text:style-name="P3">C Em Am G </text:p>
        </text:list-item>
        <text:list-item>
          <text:p text:style-name="P3">F G C Am </text:p>
        </text:list-item>
        <text:list-item>
          <text:p text:style-name="P3">F Em G </text:p>
        </text:list-item>
      </text:list>
      <text:h text:style-name="Heading_20_1" text:outline-level="1"><text:bookmark-start text:name="OrgXref.orga871e34"/><text:bookmark text:name="orga871e34"/>Riddle Of The Sphinx: <text:bookmark-end text:name="OrgXref.orga871e34"/>"Whos idea of liberty" </text:h>
      <text:list xml:id="list49817309" text:style-name="OrgBulletedList">
        <text:list-item>
          <text:p text:style-name="P3">A D - E D </text:p>
        </text:list-item>
      </text:list>
      <text:h text:style-name="Heading_20_1" text:outline-level="1"><text:bookmark-start text:name="OrgXref.org846722c"/><text:bookmark text:name="org846722c"/>Psycho Killer: <text:s/><text:bookmark-end text:name="OrgXref.org846722c"/>"Can't seem to face up to the facts" </text:h>
      <text:p text:style-name="Text_20_body">Best on EADGBE </text:p>
      <text:list xml:id="list1733142532" text:style-name="OrgBulletedList">
        <text:list-item>
          <text:p text:style-name="P3">Am G </text:p>
        </text:list-item>
        <text:list-item>
          <text:p text:style-name="P3">F G Am </text:p>
        </text:list-item>
        <text:list-item>
          <text:p text:style-name="P3">F G C </text:p>
        </text:list-item>
        <text:list-item>
          <text:p text:style-name="P3">F#m G </text:p>
        </text:list-item>
      </text:list>
      <text:h text:style-name="Heading_20_1" text:outline-level="1"><text:bookmark-start text:name="OrgXref.orga395b00"/><text:bookmark text:name="orga395b00"/>Refugee: <text:bookmark-end text:name="OrgXref.orga395b00"/></text:h>
      <text:p text:style-name="Text_20_body">Best on EADGBE, but possible on baritone using different tab to stay at roughly the same pitch. Dropping the pitch is do-able but lacks something in the vocal part. </text:p>
      <text:list xml:id="list283116268" text:style-name="OrgBulletedList">
        <text:list-item>
          <text:p text:style-name="P3">Bm D A </text:p>
        </text:list-item>
        <text:list-item>
          <text:p text:style-name="P3">G A </text:p>
        </text:list-item>
      </text:list>
      <text:h text:style-name="Heading_20_1" text:outline-level="1"><text:bookmark-start text:name="OrgXref.orgba2b07b"/><text:bookmark text:name="orgba2b07b"/>Sleep the clock around: <text:bookmark-end text:name="OrgXref.orgba2b07b"/>"And the moment will come"</text:h>
      <text:p text:style-name="Text_20_body">Whatever </text:p>
      <text:list xml:id="list1483607023" text:style-name="OrgBulletedList">
        <text:list-item>
          <text:p text:style-name="P3">E B C#m A </text:p>
        </text:list-item>
      </text:list>
      <text:h text:style-name="Heading_20_1" text:outline-level="1"><text:bookmark-start text:name="OrgXref.org6537d54"/><text:bookmark text:name="org6537d54"/>The Bad Touch: <text:bookmark-end text:name="OrgXref.org6537d54"/>"Sweat baby sweat" </text:h>
      <text:list xml:id="list375379096" text:style-name="OrgBulletedList">
        <text:list-item>
          <text:p text:style-name="P3">C#m E B A (- Bm D A G) </text:p>
        </text:list-item>
      </text:list>
      <text:h text:style-name="Heading_20_1" text:outline-level="1"><text:bookmark-start text:name="OrgXref.org67908bd"/>Beanfield: <text:bookmark-end text:name="OrgXref.org67908bd"/>"I thought I heard something calling me"</text:h>
      <text:list xml:id="list1661764085" text:style-name="OrgBulletedList">
        <text:list-item>
          <text:p text:style-name="P3">E5 D5 C5 </text:p>
        </text:list-item>
      </text:list>
      <text:p text:style-name="Text_20_body"><text:s/>Starts on a B, fairly high. </text:p>
      <text:h text:style-name="P2" text:outline-level="1"><text:bookmark-start text:name="OrgXref.org421f1be"/><text:bookmark text:name="org421f1be"/>I will follow you into the dark: Death cab for cutie <text:bookmark-end text:name="OrgXref.org421f1be"/></text:h>
      <text:list xml:id="list1068916212" text:style-name="OrgBulletedList">
        <text:list-item>
          <text:p text:style-name="P3">C Am F C G </text:p>
        </text:list-item>
        <text:list-item>
          <text:p text:style-name="P3">Am C F C </text:p>
        </text:list-item>
        <text:list-item>
          <text:p text:style-name="P3">Am C G </text:p>
        </text:list-item>
        <text:list-item>
          <text:p text:style-name="P3">Am C E Am </text:p>
        </text:list-item>
        <text:list-item>
          <text:p text:style-name="P3">Am G F Fm C </text:p>
        </text:list-item>
      </text:list>
      <text:h text:style-name="Heading_20_1" text:outline-level="1"><text:bookmark-start text:name="OrgXref.orga3623a0"/><text:bookmark text:name="orga3623a0"/>Too Far Gone: Russell Crowe <text:bookmark-end text:name="OrgXref.orga3623a0"/></text:h>
      <text:p text:style-name="Text_20_body">eadgbe </text:p>
      <text:list xml:id="list1398836781" text:style-name="OrgBulletedList">
        <text:list-item>
          <text:p text:style-name="P3">Am G C F G </text:p>
        </text:list-item>
        <text:list-item>
          <text:p text:style-name="P3">C G F G </text:p>
        </text:list-item>
        <text:list-item>
          <text:p text:style-name="P3">Dm Am Dm G </text:p>
        </text:list-item>
        <text:list-item>
          <text:p text:style-name="P3">Am Em F G </text:p>
        </text:list-item>
      </text:list>
      <text:h text:style-name="Heading_20_1" text:outline-level="1"><text:bookmark-start text:name="OrgXref.orge044550"/><text:bookmark text:name="orge044550"/>Behind A Mask: Machine Head <text:bookmark-end text:name="OrgXref.orge044550"/></text:h>
      <text:p text:style-name="Text_20_body">Best on EADGBE, works well enough with capo on Baritone. </text:p>
      <text:list xml:id="list1571063410" text:style-name="OrgBulletedList">
        <text:list-item>
          <text:p text:style-name="P3">Am C F E </text:p>
        </text:list-item>
        <text:list-item>
          <text:p text:style-name="P3">F G Am </text:p>
        </text:list-item>
        <text:list-item>
          <text:p text:style-name="P3">F G Am G F G F </text:p>
        </text:list-item>
        <text:list-item>
          <text:p text:style-name="P3">F G E / F G D </text:p>
        </text:list-item>
      </text:list>
      <text:p text:style-name="Text_20_body">solo: </text:p>
      <text:list xml:id="list1376060857" text:style-name="OrgBulletedList">
        <text:list-item>
          <text:p text:style-name="P3">Am F5 E5 D5 </text:p>
        </text:list-item>
        <text:list-item>
          <text:p text:style-name="P3">F E/F C B G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49cm" fo:border="0.002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page-number="auto" fo:padding="0cm" fo:border-left="none" fo:border-right="none" fo:border-top="none" fo:border-bottom="0.002cm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009cm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2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2</text:page-number></text:p>
      </style:footer>
    </style:master-page>
    <style:master-page style:name="OrgPage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Iain Wood</dc:creator>
    <meta:initial-creator>Iain Wood</meta:initial-creator>
    <dc:date>2024-09-12T17:28:11</dc:date>
    <meta:creation-date>2024-09-12T17:07:35</meta:creation-date>
    <meta:generator>OpenOffice/4.1.15$Unix OpenOffice.org_project/4115m2$Build-9813</meta:generator>
    <meta:keyword/>
    <dc:subject/>
    <dc:title/>
    <meta:printed-by>Iain Wood</meta:printed-by>
    <meta:print-date>2024-09-12T17:27:19</meta:print-date>
    <meta:document-statistic meta:table-count="0" meta:image-count="0" meta:object-count="0" meta:page-count="2" meta:paragraph-count="50" meta:word-count="288" meta:character-count="1067"/>
    <meta:editing-duration>PT19M56S</meta:editing-duration>
    <meta:editing-cycles>1</meta:editing-cycles>
  </office:meta>
</office:document-meta>
</file>